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57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1.2102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4.9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4.0835in"/>
    </style:style>
    <style:style style:name="co12" style:family="table-column">
      <style:table-column-properties fo:break-before="auto" style:column-width="1.895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dgmEffects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>
            <text:p>effectID</text:p>
          </table:table-cell>
          <table:table-cell table:style-name="ce2" office:value-type="string">
            <text:p>sourceAttributeID</text:p>
          </table:table-cell>
          <table:table-cell table:style-name="ce2" office:value-type="string">
            <text:p>affectingType</text:p>
          </table:table-cell>
          <table:table-cell table:style-name="ce1" office:value-type="string">
            <text:p>affectingID</text:p>
          </table:table-cell>
          <table:table-cell table:style-name="ce2" office:value-type="string">
            <text:p>targetAttributeID</text:p>
          </table:table-cell>
          <table:table-cell table:style-name="ce2" office:value-type="string">
            <text:p>affectedType</text:p>
          </table:table-cell>
          <table:table-cell table:style-name="ce2" office:value-type="string">
            <text:p>targetGroupIDs</text:p>
          </table:table-cell>
          <table:table-cell table:style-name="ce2" office:value-type="string">
            <text:p>stackingPenaltyApplied</text:p>
          </table:table-cell>
          <table:table-cell table:style-name="ce2" office:value-type="string">
            <text:p>calculationTypeID</text:p>
          </table:table-cell>
          <table:table-cell table:style-name="ce2" office:value-type="string">
            <text:p>effectAppliedInSta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reverseCalculationTypeID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>
            <text:p># OVERLOADING ATTRIBUTE MAPPING</text:p>
          </table:table-cell>
          <table:table-cell table:number-columns-repeated="1018"/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B/MWD Speed Bonus</text:p>
          </table:table-cell>
          <table:table-cell table:number-columns-repeated="1009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984">
            <text:p>98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rmor Hardener - EM</text:p>
          </table:table-cell>
          <table:table-cell table:number-columns-repeated="1009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985">
            <text:p>98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rmor Hardener - Exp</text:p>
          </table:table-cell>
          <table:table-cell table:number-columns-repeated="1009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986">
            <text:p>98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rmor Hardener - Kin</text:p>
          </table:table-cell>
          <table:table-cell table:number-columns-repeated="1009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987">
            <text:p>98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rmor Hardener - Therm</text:p>
          </table:table-cell>
          <table:table-cell table:number-columns-repeated="1009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emote Armor Rep Duration</text:p>
          </table:table-cell>
          <table:table-cell table:number-columns-repeated="1009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230">
            <text:p>123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rmor Rep Amount Bonus</text:p>
          </table:table-cell>
          <table:table-cell table:number-columns-repeated="1009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rmor Rep Duration</text:p>
          </table:table-cell>
          <table:table-cell table:number-columns-repeated="1009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ap Booster Duration</text:p>
          </table:table-cell>
          <table:table-cell table:number-columns-repeated="1009"/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226">
            <text:p>1226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027">
            <text:p>10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CM Strength Bonus - Grav</text:p>
          </table:table-cell>
          <table:table-cell table:number-columns-repeated="1009"/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226">
            <text:p>1226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028">
            <text:p>10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CM Strength Bonus - Ladar</text:p>
          </table:table-cell>
          <table:table-cell table:number-columns-repeated="1009"/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226">
            <text:p>1226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029">
            <text:p>10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CM Strength Bonus - Mag</text:p>
          </table:table-cell>
          <table:table-cell table:number-columns-repeated="1009"/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226">
            <text:p>1226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030">
            <text:p>10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CM Strength Bonus - Radar</text:p>
          </table:table-cell>
          <table:table-cell table:number-columns-repeated="1009"/>
        </table:table-row>
        <table:table-row table:style-name="ro1">
          <table:table-cell office:value-type="float" office:value="3182">
            <text:p>3182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M Strength Bonus - Grav</text:p>
          </table:table-cell>
          <table:table-cell table:number-columns-repeated="1009"/>
        </table:table-row>
        <table:table-row table:style-name="ro1">
          <table:table-cell office:value-type="float" office:value="3182">
            <text:p>3182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239">
            <text:p>2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M Strength Bonus - Ladar</text:p>
          </table:table-cell>
          <table:table-cell table:number-columns-repeated="1009"/>
        </table:table-row>
        <table:table-row table:style-name="ro1">
          <table:table-cell office:value-type="float" office:value="3182">
            <text:p>3182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M Strength Bonus - Mag</text:p>
          </table:table-cell>
          <table:table-cell table:number-columns-repeated="1009"/>
        </table:table-row>
        <table:table-row table:style-name="ro1">
          <table:table-cell office:value-type="float" office:value="3182">
            <text:p>3182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CM Strength Bonus - Radar</text:p>
          </table:table-cell>
          <table:table-cell table:number-columns-repeated="1009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nergy Neut Duration</text:p>
          </table:table-cell>
          <table:table-cell table:number-columns-repeated="1009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nergy Transfer Duration</text:p>
          </table:table-cell>
          <table:table-cell table:number-columns-repeated="1009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nergy Vampire Duration</text:p>
          </table:table-cell>
          <table:table-cell table:number-columns-repeated="1009"/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0011">
            <text:p>100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nergy Weapon ROF Bonus</text:p>
          </table:table-cell>
          <table:table-cell table:number-columns-repeated="1009"/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0014">
            <text:p>1001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nergy Weapon Damage Bonus</text:p>
          </table:table-cell>
          <table:table-cell table:number-columns-repeated="1009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ull Rep Duration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012">
            <text:p>1001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ybrid Weapon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015">
            <text:p>1001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ybrid Weapon Damage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ssault Launcher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itadel Launcher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ruise Launcher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eavy Launcher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eavy Assault Launcher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ocket Launcher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iege Launcher ROF Bonus</text:p>
          </table:table-cell>
          <table:table-cell table:number-columns-repeated="1009"/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tandard Launcher ROF Bonus</text:p>
          </table:table-cell>
          <table:table-cell table:number-columns-repeated="1009"/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0013">
            <text:p>1001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rojectile Weapon ROF Bonus</text:p>
          </table:table-cell>
          <table:table-cell table:number-columns-repeated="1009"/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0016">
            <text:p>1001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rojectile Weapon Damage Bonus</text:p>
          </table:table-cell>
          <table:table-cell table:number-columns-repeated="1009"/>
        </table:table-row>
        <table:table-row table:style-name="ro1">
          <table:table-cell office:value-type="float" office:value="3201">
            <text:p>3201</text:p>
          </table:table-cell>
          <table:table-cell office:value-type="float" office:value="1231">
            <text:p>123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hield Booster Boost Amount</text:p>
          </table:table-cell>
          <table:table-cell table:number-columns-repeated="1009"/>
        </table:table-row>
        <table:table-row table:style-name="ro1">
          <table:table-cell office:value-type="float" office:value="3201">
            <text:p>3201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hield Booster Duration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31">
            <text:p>1231</text:p>
          </table:table-cell>
          <table:table-cell office:value-type="float" office:value="2">
            <text:p>2</text:p>
          </table:table-cell>
          <table:table-cell office:value-type="float" office:value="1156">
            <text:p>1156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ncillary Shield Booster Boost Amount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1156">
            <text:p>1156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ncillary Shield Booster Duration</text:p>
          </table:table-cell>
          <table:table-cell table:number-columns-repeated="1009"/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984">
            <text:p>98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hield Hardener - EM</text:p>
          </table:table-cell>
          <table:table-cell table:number-columns-repeated="1009"/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985">
            <text:p>98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hield Hardener - Exp</text:p>
          </table:table-cell>
          <table:table-cell table:number-columns-repeated="1009"/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986">
            <text:p>98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hield Hardener - Kin</text:p>
          </table:table-cell>
          <table:table-cell table:number-columns-repeated="1009"/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987">
            <text:p>98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hield Hardener - Therm</text:p>
          </table:table-cell>
          <table:table-cell table:number-columns-repeated="1009"/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1206">
            <text:p>120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hield Transporter Duration</text:p>
          </table:table-cell>
          <table:table-cell table:number-columns-repeated="1009"/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1222">
            <text:p>1222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tasis Web Range Bonus</text:p>
          </table:table-cell>
          <table:table-cell table:number-columns-repeated="1009"/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1222">
            <text:p>122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Warp Scrambler Range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MODULE ATTRIBUTE MAPP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FITTING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CPU -&gt; CPU_Used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PG -&gt; PG_Used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Cal -&gt; Cal-Used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32">
            <text:p>10032</text:p>
          </table:table-cell>
          <table:table-cell table:number-columns-repeated="2" office:value-type="float" office:value="0">
            <text:p>0</text:p>
          </table:table-cell>
          <table:table-cell office:value-type="float" office:value="10049">
            <text:p>100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Cap rate (+ve)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32">
            <text:p>10032</text:p>
          </table:table-cell>
          <table:table-cell table:number-columns-repeated="2" office:value-type="float" office:value="0">
            <text:p>0</text:p>
          </table:table-cell>
          <table:table-cell office:value-type="float" office:value="10050">
            <text:p>100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Cap rate (+ve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AMMUNITION &amp; CHARG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CAP BOOSTER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Cap Booster Charge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1 AMMO</text:p>
          </table:table-cell>
          <table:table-cell table:number-columns-repeated="1018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Freq Crystals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Freq Crystals - Activation Cost</text:p>
          </table:table-cell>
          <table:table-cell table:number-columns-repeated="1009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brid Ammo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brid Ammo - Activation Cost</text:p>
          </table:table-cell>
          <table:table-cell table:number-columns-repeated="1009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jectile Ammo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jectile Ammo - Activation Cost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rojectile Ammo - Tracking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2 MISSILES</text:p>
          </table:table-cell>
          <table:table-cell table:number-columns-repeated="1018"/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ssault - Signature Radius Penal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ssault - Max Velocity Penalty</text:p>
          </table:table-cell>
          <table:table-cell table:number-columns-repeated="1009"/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ruise - Signature Radius Penal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ruise - Max Velocity Penalty</text:p>
          </table:table-cell>
          <table:table-cell table:number-columns-repeated="1009"/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eavy - Signature Radius Penal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eavy - Max Velocity Penalty</text:p>
          </table:table-cell>
          <table:table-cell table:number-columns-repeated="1009"/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Light - Signature Radius Penal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Light - Max Velocity Penalty</text:p>
          </table:table-cell>
          <table:table-cell table:number-columns-repeated="1009"/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ocket - Signature Radius Penal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ocket - Max Velocity Penalty</text:p>
          </table:table-cell>
          <table:table-cell table:number-columns-repeated="1009"/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orpedo - Signature Radius Penal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orpedo - Max Velocity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2 Frequency Crystals</text:p>
          </table:table-cell>
          <table:table-cell table:number-columns-repeated="1018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eam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eam - Activation Cost</text:p>
          </table:table-cell>
          <table:table-cell table:number-columns-repeated="1009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eam - Capacitor Recharge Rate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Beam - Tracking Speed</text:p>
          </table:table-cell>
          <table:table-cell table:number-columns-repeated="1009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eam - Max Velocity</text:p>
          </table:table-cell>
          <table:table-cell table:number-columns-repeated="1009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Beam - Falloff Modif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eam - Shield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eam - Signature Radius</text:p>
          </table:table-cell>
          <table:table-cell table:number-columns-repeated="1009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Pulse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Pulse - Activation Cost</text:p>
          </table:table-cell>
          <table:table-cell table:number-columns-repeated="1009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Pulse - Capacitor Recharge Rate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Pulse - Tracking Speed</text:p>
          </table:table-cell>
          <table:table-cell table:number-columns-repeated="1009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Pulse - Max Velocity</text:p>
          </table:table-cell>
          <table:table-cell table:number-columns-repeated="1009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Pulse - Falloff Modif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Pulse - Shield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Pulse - Signature Radi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2 Hybrid Ammo</text:p>
          </table:table-cell>
          <table:table-cell table:number-columns-repeated="1018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laster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laster - Activation Cost</text:p>
          </table:table-cell>
          <table:table-cell table:number-columns-repeated="1009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laster - Capacitor Recharge Rate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Blaster - Tracking Speed</text:p>
          </table:table-cell>
          <table:table-cell table:number-columns-repeated="1009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laster - Max Velocity</text:p>
          </table:table-cell>
          <table:table-cell table:number-columns-repeated="1009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Blaster - Falloff Modif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laster - Shield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Blaster - Signature Radius</text:p>
          </table:table-cell>
          <table:table-cell table:number-columns-repeated="1009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Railgun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Railgun - Activation Cost</text:p>
          </table:table-cell>
          <table:table-cell table:number-columns-repeated="1009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Railgun - Capacitor Recharge Rate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Railgun - Tracking Speed</text:p>
          </table:table-cell>
          <table:table-cell table:number-columns-repeated="1009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Railgun - Max Velocity</text:p>
          </table:table-cell>
          <table:table-cell table:number-columns-repeated="1009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Railgun - Falloff Modif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Railgun - Shield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Railgun - Signature Radi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2 Projectile Ammo</text:p>
          </table:table-cell>
          <table:table-cell table:number-columns-repeated="1018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rtillery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rtillery - Activation Cost</text:p>
          </table:table-cell>
          <table:table-cell table:number-columns-repeated="1009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rtillery - Capacitor Recharge Rate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Artillery - Tracking Speed</text:p>
          </table:table-cell>
          <table:table-cell table:number-columns-repeated="1009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rtillery - Max Velocity</text:p>
          </table:table-cell>
          <table:table-cell table:number-columns-repeated="1009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Artillery - Falloff Modif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rtillery - Shield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rtillery - Signature Radius</text:p>
          </table:table-cell>
          <table:table-cell table:number-columns-repeated="1009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utocannon - Optimal Range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utocannon - Activation Cost</text:p>
          </table:table-cell>
          <table:table-cell table:number-columns-repeated="1009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utocannon - Capacitor Recharge Rate</text:p>
          </table:table-cell>
          <table:table-cell table:number-columns-repeated="100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Autocannon - Tracking Speed</text:p>
          </table:table-cell>
          <table:table-cell table:number-columns-repeated="1009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utocannon - Max Velocity</text:p>
          </table:table-cell>
          <table:table-cell table:number-columns-repeated="1009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2 Autocannon - Falloff Modif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utocannon - Shield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2 Autocannon - Signature Radi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CRIPTS</text:p>
          </table:table-cell>
          <table:table-cell table:number-columns-repeated="1018"/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1313">
            <text:p>1313</text:p>
          </table:table-cell>
          <table:table-cell office:value-type="float" office:value="2">
            <text:p>2</text:p>
          </table:table-cell>
          <table:table-cell office:value-type="float" office:value="910">
            <text:p>910</text:p>
          </table:table-cell>
          <table:table-cell office:value-type="float" office:value="309">
            <text:p>30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ensor Booster - Max Target Range</text:p>
          </table:table-cell>
          <table:table-cell table:number-columns-repeated="1009"/>
        </table:table-row>
        <table:table-row table:style-name="ro1">
          <table:table-cell office:value-type="float" office:value="3597">
            <text:p>3597</text:p>
          </table:table-cell>
          <table:table-cell office:value-type="float" office:value="1314">
            <text:p>1314</text:p>
          </table:table-cell>
          <table:table-cell office:value-type="float" office:value="2">
            <text:p>2</text:p>
          </table:table-cell>
          <table:table-cell office:value-type="float" office:value="910">
            <text:p>910</text:p>
          </table:table-cell>
          <table:table-cell office:value-type="float" office:value="566">
            <text:p>56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ensor Booster - Scan Resolution</text:p>
          </table:table-cell>
          <table:table-cell table:number-columns-repeated="1009"/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1313">
            <text:p>1313</text:p>
          </table:table-cell>
          <table:table-cell office:value-type="float" office:value="2">
            <text:p>2</text:p>
          </table:table-cell>
          <table:table-cell office:value-type="float" office:value="911">
            <text:p>911</text:p>
          </table:table-cell>
          <table:table-cell office:value-type="float" office:value="309">
            <text:p>30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ensor Dampener - Max Target Range</text:p>
          </table:table-cell>
          <table:table-cell table:number-columns-repeated="1009"/>
        </table:table-row>
        <table:table-row table:style-name="ro1">
          <table:table-cell office:value-type="float" office:value="3597">
            <text:p>3597</text:p>
          </table:table-cell>
          <table:table-cell office:value-type="float" office:value="1314">
            <text:p>1314</text:p>
          </table:table-cell>
          <table:table-cell office:value-type="float" office:value="2">
            <text:p>2</text:p>
          </table:table-cell>
          <table:table-cell office:value-type="float" office:value="911">
            <text:p>911</text:p>
          </table:table-cell>
          <table:table-cell office:value-type="float" office:value="566">
            <text:p>56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ensor Dampener - Scan Resolution</text:p>
          </table:table-cell>
          <table:table-cell table:number-columns-repeated="1009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315">
            <text:p>1315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office:value-type="float" office:value="351">
            <text:p>3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Disruptor - Optimal Range</text:p>
          </table:table-cell>
          <table:table-cell table:number-columns-repeated="1009"/>
        </table:table-row>
        <table:table-row table:style-name="ro1">
          <table:table-cell office:value-type="float" office:value="3599">
            <text:p>3599</text:p>
          </table:table-cell>
          <table:table-cell office:value-type="float" office:value="1316">
            <text:p>1316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office:value-type="float" office:value="767">
            <text:p>76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Disruptor - Tracking Speed</text:p>
          </table:table-cell>
          <table:table-cell table:number-columns-repeated="1009"/>
        </table:table-row>
        <table:table-row table:style-name="ro1">
          <table:table-cell office:value-type="float" office:value="3686">
            <text:p>3686</text:p>
          </table:table-cell>
          <table:table-cell office:value-type="float" office:value="1332">
            <text:p>1332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office:value-type="float" office:value="349">
            <text:p>34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Disruptor- Falloff</text:p>
          </table:table-cell>
          <table:table-cell table:number-columns-repeated="1009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315">
            <text:p>1315</text:p>
          </table:table-cell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office:value-type="float" office:value="351">
            <text:p>35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Computer - Optimal Range</text:p>
          </table:table-cell>
          <table:table-cell table:number-columns-repeated="1009"/>
        </table:table-row>
        <table:table-row table:style-name="ro1">
          <table:table-cell office:value-type="float" office:value="3599">
            <text:p>3599</text:p>
          </table:table-cell>
          <table:table-cell office:value-type="float" office:value="1316">
            <text:p>1316</text:p>
          </table:table-cell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office:value-type="float" office:value="767">
            <text:p>76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Computer - Tracking Speed</text:p>
          </table:table-cell>
          <table:table-cell table:number-columns-repeated="1009"/>
        </table:table-row>
        <table:table-row table:style-name="ro1">
          <table:table-cell office:value-type="float" office:value="3686">
            <text:p>3686</text:p>
          </table:table-cell>
          <table:table-cell office:value-type="float" office:value="1332">
            <text:p>1332</text:p>
          </table:table-cell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office:value-type="float" office:value="349">
            <text:p>34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Computer - Falloff</text:p>
          </table:table-cell>
          <table:table-cell table:number-columns-repeated="1009"/>
        </table:table-row>
        <table:table-row table:style-name="ro1">
          <table:table-cell office:value-type="float" office:value="3602">
            <text:p>360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Disruption Field – Duration Bonus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Disruption Field – Capacitor Need</text:p>
          </table:table-cell>
          <table:table-cell table:number-columns-repeated="1009"/>
        </table:table-row>
        <table:table-row table:style-name="ro1">
          <table:table-cell office:value-type="float" office:value="3617">
            <text:p>3617</text:p>
          </table:table-cell>
          <table:table-cell office:value-type="float" office:value="1227">
            <text:p>1227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float" office:value="554">
            <text:p>55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Disruption Field – Signature Radius</text:p>
          </table:table-cell>
          <table:table-cell table:number-columns-repeated="1009"/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1324">
            <text:p>1324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float" office:value="1131">
            <text:p>113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Disruption Field – Mass Reduction</text:p>
          </table:table-cell>
          <table:table-cell table:number-columns-repeated="1009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1325">
            <text:p>1325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float" office:value="1164">
            <text:p>116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Disruption Field – AB/MWD Max Velocity</text:p>
          </table:table-cell>
          <table:table-cell table:number-columns-repeated="1009"/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1326">
            <text:p>1326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Disruption Field – AB/MWD Thrust</text:p>
          </table:table-cell>
          <table:table-cell table:number-columns-repeated="1009"/>
        </table:table-row>
        <table:table-row table:style-name="ro1">
          <table:table-cell office:value-type="float" office:value="3648">
            <text:p>3648</text:p>
          </table:table-cell>
          <table:table-cell office:value-type="float" office:value="1327">
            <text:p>1327</text:p>
          </table:table-cell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Disruption Field – Scramble Rang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MINING CRYSTALS</text:p>
          </table:table-cell>
          <table:table-cell table:number-columns-repeated="1018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82">
            <text:p>782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ining Crystal - Mining Amount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6">
            <text:p>6</text:p>
          </table:table-cell>
          <table:table-cell office:value-type="float" office:value="483">
            <text:p>48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Mining Crystal - Capacitor Penalty</text:p>
          </table:table-cell>
          <table:table-cell table:number-columns-repeated="100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82">
            <text:p>782</text:p>
          </table:table-cell>
          <table:table-cell office:value-type="float" office:value="2">
            <text:p>2</text:p>
          </table:table-cell>
          <table:table-cell office:value-type="float" office:value="663">
            <text:p>663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ercoxit Mining Crystal - Mining Amount</text:p>
          </table:table-cell>
          <table:table-cell table:number-columns-repeated="100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663">
            <text:p>663</text:p>
          </table:table-cell>
          <table:table-cell table:number-columns-repeated="2" office:value-type="float" office:value="6">
            <text:p>6</text:p>
          </table:table-cell>
          <table:table-cell office:value-type="float" office:value="483">
            <text:p>48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Mercoxit Mining Crystal - Capacitor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DRON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DRONE UPGRADES</text:p>
          </table:table-cell>
          <table:table-cell table:number-columns-repeated="1018"/>
        </table:table-row>
        <table:table-row table:style-name="ro1">
          <table:table-cell office:value-type="float" office:value="2247">
            <text:p>2247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407">
            <text:p>407</text:p>
          </table:table-cell>
          <table:table-cell office:value-type="float" office:value="10005">
            <text:p>100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rone Control Unit - Drone Bonus</text:p>
          </table:table-cell>
          <table:table-cell table:number-columns-repeated="100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office:value-type="float" office:value="647">
            <text:p>647</text:p>
          </table:table-cell>
          <table:table-cell office:value-type="float" office:value="10007">
            <text:p>100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rone Link Augmenter - Drone Control Range Bonus</text:p>
          </table:table-cell>
          <table:table-cell table:number-columns-repeated="1009"/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Navigation Computer - Drone Velocity</text:p>
          </table:table-cell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646">
            <text:p>64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Omni Tracking Link - Max Range</text:p>
          </table:table-cell>
          <table:table-cell table:number-columns-repeated="100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646">
            <text:p>646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Omni Tracking Link - Tracking Speed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55">
            <text:p>1255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Damage Amplifie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EMOTE DRONE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544">
            <text:p>54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nergy Vampire Drone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D Drone - Falloff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D Drone - Optimal Range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D Drone - Tracking Speed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P Drone - Signature Radius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D Drone - Max Targeting Range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D Drone - Scan Resolution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41">
            <text:p>64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W Drone - Max Veloci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LECTRONIC WARFA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ECCM</text:p>
          </table:table-cell>
          <table:table-cell table:number-columns-repeated="1018"/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Grav Strength</text:p>
          </table:table-cell>
          <table:table-cell table:number-columns-repeated="1009"/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adar Strength</text:p>
          </table:table-cell>
          <table:table-cell table:number-columns-repeated="1009"/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1029">
            <text:p>1029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ag Strength</text:p>
          </table:table-cell>
          <table:table-cell table:number-columns-repeated="1009"/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adar Strengt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CM</text:p>
          </table:table-cell>
          <table:table-cell table:number-columns-repeated="1018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Grav Strength</text:p>
          </table:table-cell>
          <table:table-cell table:number-columns-repeated="1009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Ladar Strength</text:p>
          </table:table-cell>
          <table:table-cell table:number-columns-repeated="1009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ag Strength</text:p>
          </table:table-cell>
          <table:table-cell table:number-columns-repeated="1009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adar Strengt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ignal Distortion Amps</text:p>
          </table:table-cell>
          <table:table-cell table:number-columns-repeated="1018"/>
        </table:table-row>
        <table:table-row table:style-name="ro1">
          <table:table-cell office:value-type="float" office:value="4809">
            <text:p>4809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rav Strength</text:p>
          </table:table-cell>
          <table:table-cell table:number-columns-repeated="1009"/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Ladar Strength</text:p>
          </table:table-cell>
          <table:table-cell table:number-columns-repeated="1009"/>
        </table:table-row>
        <table:table-row table:style-name="ro1">
          <table:table-cell office:value-type="float" office:value="4811">
            <text:p>4811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Mag Strength</text:p>
          </table:table-cell>
          <table:table-cell table:number-columns-repeated="1009"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adar Strength</text:p>
          </table:table-cell>
          <table:table-cell table:number-columns-repeated="1009"/>
        </table:table-row>
        <table:table-row table:style-name="ro1">
          <table:table-cell office:value-type="float" office:value="4358">
            <text:p>4358</text:p>
          </table:table-cell>
          <table:table-cell office:value-type="float" office:value="1536">
            <text:p>1536</text:p>
          </table:table-cell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Rang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ensor Backup Arrays</text:p>
          </table:table-cell>
          <table:table-cell table:number-columns-repeated="1018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Grav Strength</text:p>
          </table:table-cell>
          <table:table-cell table:number-columns-repeated="1009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Ladar Strength</text:p>
          </table:table-cell>
          <table:table-cell table:number-columns-repeated="1009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1029">
            <text:p>1029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ag Strength</text:p>
          </table:table-cell>
          <table:table-cell table:number-columns-repeated="1009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adar Strengt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CM Burst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Grav Strength</text:p>
          </table:table-cell>
          <table:table-cell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Ladar Strength</text:p>
          </table:table-cell>
          <table:table-cell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ag Strength</text:p>
          </table:table-cell>
          <table:table-cell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adar Strengt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Projected ECCM</text:p>
          </table:table-cell>
          <table:table-cell table:number-columns-repeated="1018"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rav Strength</text:p>
          </table:table-cell>
          <table:table-cell table:number-columns-repeated="1009"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Ladar Strength</text:p>
          </table:table-cell>
          <table:table-cell table:number-columns-repeated="1009"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1029">
            <text:p>10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ag Strength</text:p>
          </table:table-cell>
          <table:table-cell table:number-columns-repeated="1009"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adar Strengt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emote Sensor Dampeners</text:p>
          </table:table-cell>
          <table:table-cell table:number-columns-repeated="1018"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ax Targeting Range</text:p>
          </table:table-cell>
          <table:table-cell table:number-columns-repeated="1009"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can Resolu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tasis Webifiers</text:p>
          </table:table-cell>
          <table:table-cell table:number-columns-repeated="1018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ax Velocity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arget Breaker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can Resolu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arget Painters</text:p>
          </table:table-cell>
          <table:table-cell table:number-columns-repeated="1018"/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ature Radius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racking Disruptors</text:p>
          </table:table-cell>
          <table:table-cell table:number-columns-repeated="1018"/>
        </table:table-row>
        <table:table-row table:style-name="ro1">
          <table:table-cell office:value-type="float" office:value="3687">
            <text:p>3687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alloff</text:p>
          </table:table-cell>
          <table:table-cell table:number-columns-repeated="1009"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ptimal Range</text:p>
          </table:table-cell>
          <table:table-cell table:number-columns-repeated="1009"/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racking Spee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Warp Disruption Field Generators</text:p>
          </table:table-cell>
          <table:table-cell table:number-columns-repeated="1018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ignature Radius Penalty</text:p>
          </table:table-cell>
          <table:table-cell table:number-columns-repeated="1009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1131">
            <text:p>1131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0002">
            <text:p>100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ass Reduction</text:p>
          </table:table-cell>
          <table:table-cell table:number-columns-repeated="1009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1131">
            <text:p>1131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796">
            <text:p>79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ass Reduction</text:p>
          </table:table-cell>
          <table:table-cell table:number-columns-repeated="1009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1164">
            <text:p>1164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B/MWD Max Velocity Penalty</text:p>
          </table:table-cell>
          <table:table-cell table:number-columns-repeated="1009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1270">
            <text:p>1270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B/MWD Thrust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Warp Scramblers</text:p>
          </table:table-cell>
          <table:table-cell table:number-columns-repeated="1018"/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0009">
            <text:p>100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Warp Core Strengt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LECTRONICS AND SENSOR UPGRAD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Auto Targeting Systems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Auto Targeter - Max Locked Target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Cloaking Devices</text:p>
          </table:table-cell>
          <table:table-cell table:number-columns-repeated="1018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loaking Device - Max Velocity Penalty</text:p>
          </table:table-cell>
          <table:table-cell table:number-columns-repeated="1009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loaking Device - Scan Resolu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CPU Upgrades</text:p>
          </table:table-cell>
          <table:table-cell table:number-columns-repeated="1018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o-Processor - CPU Outpu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emote Sensor Boosters</text:p>
          </table:table-cell>
          <table:table-cell table:number-columns-repeated="1018"/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emote Sensor Booster - Max Targeting Range</text:p>
          </table:table-cell>
          <table:table-cell table:number-columns-repeated="1009"/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emote Sensor Booster - Scan Resolu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ensor Boosters</text:p>
          </table:table-cell>
          <table:table-cell table:number-columns-repeated="1018"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ensor Booster - Max Targeting Range</text:p>
          </table:table-cell>
          <table:table-cell table:number-columns-repeated="1009"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ensor Booster - Scan Resolu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ignal Amplifiers</text:p>
          </table:table-cell>
          <table:table-cell table:number-columns-repeated="1018"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Signal Amplifier - Max Locked Targets</text:p>
          </table:table-cell>
          <table:table-cell table:number-columns-repeated="1009"/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ignal Amplifier - Max Targeting Range</text:p>
          </table:table-cell>
          <table:table-cell table:number-columns-repeated="1009"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ignal Amplifier - Scan Resolu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NGINEERING EQUIP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Capacitor Batteries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Capacitor Battery - Capacitor Capaci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-71">
            <text:p>-7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pacitor Battery - Neut Reflecto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-68">
            <text:p>-6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pacitor Battery - Nos Reflecto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nergy Destablilizers</text:p>
          </table:table-cell>
          <table:table-cell table:number-columns-repeated="1018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nergy Neutralize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nergy Transfer Arrays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Energy Transferre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nergy Vampires</text:p>
          </table:table-cell>
          <table:table-cell table:number-columns-repeated="1018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Energy Transferre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Auxiliary Power Cores</text:p>
          </table:table-cell>
          <table:table-cell table:number-columns-repeated="1018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549">
            <text:p>54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Auxiliary Power Core - PG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Capacitor Flux Coil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p Flux Coil - Cap Recharge Rate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p Flux Coil - Cap Capaci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Capacitor Power Relay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767">
            <text:p>76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p Power Relay - Cap Recharge Rate</text:p>
          </table:table-cell>
          <table:table-cell table:number-columns-repeated="100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48">
            <text:p>548</text:p>
          </table:table-cell>
          <table:table-cell office:value-type="float" office:value="2">
            <text:p>2</text:p>
          </table:table-cell>
          <table:table-cell office:value-type="float" office:value="767">
            <text:p>76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hield Boost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Capacitor Recharger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p Recharger - Cap Recharge Rat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Power Diagnostic System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wer Diagnostic - Shield Recharge Rate</text:p>
          </table:table-cell>
          <table:table-cell table:number-columns-repeated="100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wer Diagnostic - Cap Recharge Rate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wer Diagnostic - PG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wer Diagnostic - Shield HP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wer Diagnostic - Cap Capaci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eactor Control Units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eactor Control - PG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HULL &amp; ARM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Armor Hardeners</text:p>
          </table:table-cell>
          <table:table-cell table:number-columns-repeated="1018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mor Hardeners - Passive EM Resist</text:p>
          </table:table-cell>
          <table:table-cell table:number-columns-repeated="1009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mor Hardeners - Passive Exp Resist</text:p>
          </table:table-cell>
          <table:table-cell table:number-columns-repeated="1009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996">
            <text:p>996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mor Hardeners - Passive Kin Resist</text:p>
          </table:table-cell>
          <table:table-cell table:number-columns-repeated="1009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997">
            <text:p>997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mor Hardeners - Passive Therm Resist</text:p>
          </table:table-cell>
          <table:table-cell table:number-columns-repeated="1009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Hardeners - Active EM Resist</text:p>
          </table:table-cell>
          <table:table-cell table:number-columns-repeated="1009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Hardeners - Active Exp Resist</text:p>
          </table:table-cell>
          <table:table-cell table:number-columns-repeated="1009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Hardeners - Active Kin Resist</text:p>
          </table:table-cell>
          <table:table-cell table:number-columns-repeated="1009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Hardeners - Active Therm Resis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Armor Plates</text:p>
          </table:table-cell>
          <table:table-cell table:number-columns-repeated="1018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796">
            <text:p>796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0002">
            <text:p>100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Armor Plates - Mass Addition</text:p>
          </table:table-cell>
          <table:table-cell table:number-columns-repeated="1009"/>
        </table:table-row>
        <table:table-row table:style-name="ro1">
          <table:table-cell office:value-type="float" office:value="2837">
            <text:p>2837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Armor Plates - Armor HP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Armor Resistance Shift Hardener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Resistance Shift Hardeners - Active EM Resist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Resistance Shift Hardeners - Active Exp Resist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Resistance Shift Hardeners - Active Kin Resist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Resistance Shift Hardeners - Active Therm Resis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Damage Controls</text:p>
          </table:table-cell>
          <table:table-cell table:number-columns-repeated="1018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EM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Exp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Kin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rmor Therm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EM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Exp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Kin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Therm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974">
            <text:p>97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Hull EM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975">
            <text:p>97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Hull Exp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Hull Kin Resistance Bonus</text:p>
          </table:table-cell>
          <table:table-cell table:number-columns-repeated="1009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977">
            <text:p>97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Hull Therm Resistance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Armor Energized Plating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Armor Amplifiers - Armor HP Bonus</text:p>
          </table:table-cell>
          <table:table-cell table:number-columns-repeated="1009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Amplifiers - Passive EM Resist</text:p>
          </table:table-cell>
          <table:table-cell table:number-columns-repeated="1009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Amplifiers - Passive Exp Resist</text:p>
          </table:table-cell>
          <table:table-cell table:number-columns-repeated="1009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Amplifiers - Passive Kin Resist</text:p>
          </table:table-cell>
          <table:table-cell table:number-columns-repeated="1009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Amplifiers - Passive Therm Resis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Cargo Expander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10004">
            <text:p>100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rgo Capacity Bonus</text:p>
          </table:table-cell>
          <table:table-cell table:number-columns-repeated="1009"/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tructure HP Penalty</text:p>
          </table:table-cell>
          <table:table-cell table:number-columns-repeated="1009"/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ax Velocity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Nanofiber Internal Structure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763">
            <text:p>7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tructure HP Bonus</text:p>
          </table:table-cell>
          <table:table-cell table:number-columns-repeated="1009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763">
            <text:p>76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Inertia Bonus</text:p>
          </table:table-cell>
          <table:table-cell table:number-columns-repeated="1009"/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float" office:value="763">
            <text:p>76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ax Velocity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einforced Bulkheads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tructure HP Bonus</text:p>
          </table:table-cell>
          <table:table-cell table:number-columns-repeated="1009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Inertia Penalty</text:p>
          </table:table-cell>
          <table:table-cell table:number-columns-repeated="1009"/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ax Velocity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Armor Resistence Plating</text:p>
          </table:table-cell>
          <table:table-cell table:number-columns-repeated="1018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Plating - Passive EM Resist</text:p>
          </table:table-cell>
          <table:table-cell table:number-columns-repeated="1009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Plating - Passive Exp Resist</text:p>
          </table:table-cell>
          <table:table-cell table:number-columns-repeated="1009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Plating - Passive Kin Resist</text:p>
          </table:table-cell>
          <table:table-cell table:number-columns-repeated="1009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Armor Plating - Passive Therm Resist</text:p>
          </table:table-cell>
          <table:table-cell table:number-columns-repeated="100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Armor Plating - Armor HP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PROPULS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Afterburners/MWD</text:p>
          </table:table-cell>
          <table:table-cell table:number-columns-repeated="1018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0010">
            <text:p>100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AB/MWD Thrust</text:p>
          </table:table-cell>
          <table:table-cell table:number-columns-repeated="1009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796">
            <text:p>79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0002">
            <text:p>100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AB/MWD Mass addition</text:p>
          </table:table-cell>
          <table:table-cell table:number-columns-repeated="1009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B/MWD Sig Radius Penalty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AB/MWD Cap Penalty</text:p>
          </table:table-cell>
          <table:table-cell table:number-columns-repeated="1009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AB/MWD Velocity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Inertia Stabilizers</text:p>
          </table:table-cell>
          <table:table-cell table:number-columns-repeated="1018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762">
            <text:p>762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Inertia Modifier</text:p>
          </table:table-cell>
          <table:table-cell table:number-columns-repeated="1009"/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762">
            <text:p>762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ig Radius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Overdrive Injectors</text:p>
          </table:table-cell>
          <table:table-cell table:number-columns-repeated="1018"/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ax Velocity Bonus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10004">
            <text:p>100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rgo Capacity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Warp Core Stabilizers</text:p>
          </table:table-cell>
          <table:table-cell table:number-columns-repeated="1018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10009">
            <text:p>100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Warp Core Strength</text:p>
          </table:table-cell>
          <table:table-cell table:number-columns-repeated="1009"/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Targeting Range Penalty</text:p>
          </table:table-cell>
          <table:table-cell table:number-columns-repeated="1009"/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can Resolution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Shield Boost Amplifiers</text:p>
          </table:table-cell>
          <table:table-cell table:number-columns-repeated="1018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48">
            <text:p>54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hield Boost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hield Extender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Shield Extenders - Shield HP</text:p>
          </table:table-cell>
          <table:table-cell table:number-columns-repeated="1009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983">
            <text:p>98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Shield Extenders - Signature Radi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hield Flux Coils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770">
            <text:p>770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hield Flux Coil - Shield HP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770">
            <text:p>770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hield Flux Coil - Shield Recharge Rat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hield Hardeners</text:p>
          </table:table-cell>
          <table:table-cell table:number-columns-repeated="1018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hield Hardeners - Passive EM Resist</text:p>
          </table:table-cell>
          <table:table-cell table:number-columns-repeated="1009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hield Hardeners - Passive Exp Resist</text:p>
          </table:table-cell>
          <table:table-cell table:number-columns-repeated="1009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996">
            <text:p>99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hield Hardeners - Passive Kin Resist</text:p>
          </table:table-cell>
          <table:table-cell table:number-columns-repeated="1009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997">
            <text:p>99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hield Hardeners - Passive Therm Resist</text:p>
          </table:table-cell>
          <table:table-cell table:number-columns-repeated="1009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Hardeners - Active EM Resist</text:p>
          </table:table-cell>
          <table:table-cell table:number-columns-repeated="1009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Hardeners - Active Exp Resist</text:p>
          </table:table-cell>
          <table:table-cell table:number-columns-repeated="1009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Hardeners - Active Kin Resist</text:p>
          </table:table-cell>
          <table:table-cell table:number-columns-repeated="1009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Shield Hardeners - Active Therm Resis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hield Power Relay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hield Power Relay - Shield Recharge Rate</text:p>
          </table:table-cell>
          <table:table-cell table:number-columns-repeated="100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hield Power Relay - Capacitor Recharge Rat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hield Recharger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hield Recharger - Shield Recharge Rat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hield Resistance Amplifiers</text:p>
          </table:table-cell>
          <table:table-cell table:number-columns-repeated="1018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Shield Amplifiers - Passive EM Resist</text:p>
          </table:table-cell>
          <table:table-cell table:number-columns-repeated="1009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Shield Amplifiers - Passive Exp Resist</text:p>
          </table:table-cell>
          <table:table-cell table:number-columns-repeated="1009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Shield Amplifiers - Passive Kin Resist</text:p>
          </table:table-cell>
          <table:table-cell table:number-columns-repeated="1009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Shield Amplifiers - Passive Therm Resis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URRETS &amp; BAY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Ballistic Control Systems</text:p>
          </table:table-cell>
          <table:table-cell table:number-columns-repeated="1018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OF Bonus</text:p>
          </table:table-cell>
          <table:table-cell table:number-columns-repeated="1009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amage Bonus - EM</text:p>
          </table:table-cell>
          <table:table-cell table:number-columns-repeated="1009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amage Bonus - Explosive</text:p>
          </table:table-cell>
          <table:table-cell table:number-columns-repeated="1009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amage Bonus - Kinetic</text:p>
          </table:table-cell>
          <table:table-cell table:number-columns-repeated="1009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amage Bonus - Thermal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Gyrostabilizers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0013">
            <text:p>1001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OF</text:p>
          </table:table-cell>
          <table:table-cell table:number-columns-repeated="100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0016">
            <text:p>1001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Damage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Heat Sinks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011">
            <text:p>1001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OF</text:p>
          </table:table-cell>
          <table:table-cell table:number-columns-repeated="100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014">
            <text:p>1001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Damage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Magnetic Field Stabilizers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10012">
            <text:p>1001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OF</text:p>
          </table:table-cell>
          <table:table-cell table:number-columns-repeated="100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10015">
            <text:p>1001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Damage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Industrial Core</text:p>
          </table:table-cell>
          <table:table-cell table:number-columns-repeated="1018"/>
        </table:table-row>
        <table:table-row table:style-name="ro1">
          <table:table-cell office:value-type="float" office:value="4575">
            <text:p>457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ax Velocity Bonus</text:p>
          </table:table-cell>
          <table:table-cell table:number-columns-repeated="1009"/>
        </table:table-row>
        <table:table-row table:style-name="ro1">
          <table:table-cell office:value-type="float" office:value="4575">
            <text:p>4575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2553;22555;22557;4274;4276;42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ining Foreman Ganglink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can Probe Launchers</text:p>
          </table:table-cell>
          <table:table-cell table:number-columns-repeated="1018"/>
        </table:table-row>
        <table:table-row table:style-name="ro1">
          <table:table-cell office:value-type="float" office:value="4162">
            <text:p>4162</text:p>
          </table:table-cell>
          <table:table-cell office:value-type="float" office:value="846">
            <text:p>846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can Probe Strength Bon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iege Modules</text:p>
          </table:table-cell>
          <table:table-cell table:number-columns-repeated="1018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ax Velocity Bonu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mage Bonus - EM Missile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mage Bonus - Explosive Missile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mage Bonus - Kinetic Missile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mage Bonus - Thermal Missile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0016">
            <text:p>1001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mage Bonus - Projectile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0014">
            <text:p>1001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mage Bonus - Laser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0015">
            <text:p>1001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mage Bonus - Hybrid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hield Boost Bonus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can Resolution Penalty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issile Explosion Velocity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rmor Repair Amount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rmor Repair Duration</text:p>
          </table:table-cell>
          <table:table-cell table:number-columns-repeated="1009"/>
        </table:table-row>
        <table:table-row table:style-name="ro1">
          <table:table-cell office:value-type="float" office:value="4877">
            <text:p>4877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hield Booster Dura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riage Modules</text:p>
          </table:table-cell>
          <table:table-cell table:number-columns-repeated="1018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ax Velocity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hield Boost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can Resolution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rmor Repair Amount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rmor Repair Duration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hield Booster Duration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mote Armor Repair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187">
            <text:p>1187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mote Armor Repair Duration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hield Transporter Duration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189">
            <text:p>1189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hield Transporter Amount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190">
            <text:p>1190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;80;208;65;379;291;5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W Capacitor Need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10005">
            <text:p>100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rone Control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mote Hull Repair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mote Hull Repair Duration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203">
            <text:p>1203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ergy Transfer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204">
            <text:p>1204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ergy Transfer Duration Bonus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hield Transporter Cap Use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mote Armor Repair Cap Use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mote Hull Repair Cap Use</text:p>
          </table:table-cell>
          <table:table-cell table:number-columns-repeated="1009"/>
        </table:table-row>
        <table:table-row table:style-name="ro1">
          <table:table-cell office:value-type="float" office:value="4893">
            <text:p>4893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ergy Transfer Cap Us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racking Computers</text:p>
          </table:table-cell>
          <table:table-cell table:number-columns-repeated="1018"/>
        </table:table-row>
        <table:table-row table:style-name="ro1">
          <table:table-cell office:value-type="float" office:value="4559">
            <text:p>4559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Falloff</text:p>
          </table:table-cell>
          <table:table-cell table:number-columns-repeated="1009"/>
        </table:table-row>
        <table:table-row table:style-name="ro1">
          <table:table-cell office:value-type="float" office:value="4559">
            <text:p>4559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ptimal Range</text:p>
          </table:table-cell>
          <table:table-cell table:number-columns-repeated="1009"/>
        </table:table-row>
        <table:table-row table:style-name="ro1">
          <table:table-cell office:value-type="float" office:value="4559">
            <text:p>4559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racking Spee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racking Enhancers</text:p>
          </table:table-cell>
          <table:table-cell table:number-columns-repeated="1018"/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Falloff</text:p>
          </table:table-cell>
          <table:table-cell table:number-columns-repeated="1009"/>
        </table:table-row>
        <table:table-row table:style-name="ro1">
          <table:table-cell office:value-type="float" office:value="3655">
            <text:p>3655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Optimal Range</text:p>
          </table:table-cell>
          <table:table-cell table:number-columns-repeated="1009"/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Tracking Spee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Tracking Links</text:p>
          </table:table-cell>
          <table:table-cell table:number-columns-repeated="1018"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alloff</text:p>
          </table:table-cell>
          <table:table-cell table:number-columns-repeated="1009"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ptimal Range</text:p>
          </table:table-cell>
          <table:table-cell table:number-columns-repeated="1009"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55;53;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racking Spee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Mining Upgrade</text:p>
          </table:table-cell>
          <table:table-cell table:number-columns-repeated="1018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ining Amount</text:p>
          </table:table-cell>
          <table:table-cell table:number-columns-repeated="1009"/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PU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Ice Harvester Upgrade</text:p>
          </table:table-cell>
          <table:table-cell table:number-columns-repeated="1018"/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780">
            <text:p>780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ycle Time</text:p>
          </table:table-cell>
          <table:table-cell table:number-columns-repeated="1009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PU Penalt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GANG MODUL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# Armored Warfare Links</text:p>
          </table:table-cell>
          <table:table-cell table:number-columns-repeated="1018"/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049;1050;105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Damage Control - Armor Repairers</text:p>
          </table:table-cell>
          <table:table-cell table:number-columns-repeated="1009"/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Damage Control - Armor Transporters</text:p>
          </table:table-cell>
          <table:table-cell table:number-columns-repeated="1009"/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049;1050;105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Damage Control II - Armor Repairers</text:p>
          </table:table-cell>
          <table:table-cell table:number-columns-repeated="1009"/>
        </table:table-row>
        <table:table-row table:style-name="ro1">
          <table:table-cell office:value-type="float" office:value="3165">
            <text:p>316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Damage Control II - Armor Transporters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 II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 II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 II</text:p>
          </table:table-cell>
          <table:table-cell table:number-columns-repeated="100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Armored Warfare Link - Passive Defense II</text:p>
          </table:table-cell>
          <table:table-cell table:number-columns-repeated="1009"/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1049;1050;105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Rapid Repair - Armor Repairers</text:p>
          </table:table-cell>
          <table:table-cell table:number-columns-repeated="1009"/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Rapid Repair - Armor Transporters</text:p>
          </table:table-cell>
          <table:table-cell table:number-columns-repeated="1009"/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1049;1050;105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Rapid Repair II - Armor Repairers</text:p>
          </table:table-cell>
          <table:table-cell table:number-columns-repeated="1009"/>
        </table:table-row>
        <table:table-row table:style-name="ro1">
          <table:table-cell office:value-type="float" office:value="3167">
            <text:p>316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rmored Warfare Link - Rapid Repair II - Armor Transpor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Information Warfare Links</text:p>
          </table:table-cell>
          <table:table-cell table:number-columns-repeated="1018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Burst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Burst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Burst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ECM Burst Strength)</text:p>
          </table:table-cell>
          <table:table-cell table:number-columns-repeated="1009"/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Sensor Dampening)</text:p>
          </table:table-cell>
          <table:table-cell table:number-columns-repeated="1009"/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Sensor Dampening)</text:p>
          </table:table-cell>
          <table:table-cell table:number-columns-repeated="1009"/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Tracking Disruption)</text:p>
          </table:table-cell>
          <table:table-cell table:number-columns-repeated="1009"/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Tracking Disruption)</text:p>
          </table:table-cell>
          <table:table-cell table:number-columns-repeated="1009"/>
        </table:table-row>
        <table:table-row table:style-name="ro1">
          <table:table-cell office:value-type="float" office:value="3614">
            <text:p>361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(Target Painters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Burst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Burst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Burst Strength)</text:p>
          </table:table-cell>
          <table:table-cell table:number-columns-repeated="1009"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ECM Burst Strength)</text:p>
          </table:table-cell>
          <table:table-cell table:number-columns-repeated="1009"/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Sensor Dampening)</text:p>
          </table:table-cell>
          <table:table-cell table:number-columns-repeated="1009"/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Sensor Dampening)</text:p>
          </table:table-cell>
          <table:table-cell table:number-columns-repeated="1009"/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Tracking Disruption)</text:p>
          </table:table-cell>
          <table:table-cell table:number-columns-repeated="1009"/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Tracking Disruption)</text:p>
          </table:table-cell>
          <table:table-cell table:number-columns-repeated="1009"/>
        </table:table-row>
        <table:table-row table:style-name="ro1">
          <table:table-cell office:value-type="float" office:value="3614">
            <text:p>361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Electronic Superiority II (Target Painters)</text:p>
          </table:table-cell>
          <table:table-cell table:number-columns-repeated="1009"/>
        </table:table-row>
        <table:table-row table:style-name="ro1">
          <table:table-cell office:value-type="float" office:value="4807">
            <text:p>480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201;208;291;37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Recon Operation (ECM Mods)</text:p>
          </table:table-cell>
          <table:table-cell table:number-columns-repeated="1009"/>
        </table:table-row>
        <table:table-row table:style-name="ro1">
          <table:table-cell office:value-type="float" office:value="4807">
            <text:p>480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Recon Operation (ECM Burst)</text:p>
          </table:table-cell>
          <table:table-cell table:number-columns-repeated="1009"/>
        </table:table-row>
        <table:table-row table:style-name="ro1">
          <table:table-cell office:value-type="float" office:value="4807">
            <text:p>480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201;208;291;37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Recon Operation II (ECM Mods)</text:p>
          </table:table-cell>
          <table:table-cell table:number-columns-repeated="1009"/>
        </table:table-row>
        <table:table-row table:style-name="ro1">
          <table:table-cell office:value-type="float" office:value="4807">
            <text:p>480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Recon Operation II (ECM Burst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(Grav Strength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(Ladar Strength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(Mag Strength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(Radar Strength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II (Grav Strength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II (Ladar Strength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II (Mag Strength)</text:p>
          </table:table-cell>
          <table:table-cell table:number-columns-repeated="1009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WL - Sensor Integrity II (Radar Strength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Mining Foreman Links</text:p>
          </table:table-cell>
          <table:table-cell table:number-columns-repeated="1018"/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037;1038;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FL - Harvester Capacitor Efficiency</text:p>
          </table:table-cell>
          <table:table-cell table:number-columns-repeated="1009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1037;1038;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FL - Laser Optimization</text:p>
          </table:table-cell>
          <table:table-cell table:number-columns-repeated="1009"/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1037;1038;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FL - Mining Laser Field Enhancement</text:p>
          </table:table-cell>
          <table:table-cell table:number-columns-repeated="1009"/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037;1038;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FL - Harvester Capacitor Efficiency II</text:p>
          </table:table-cell>
          <table:table-cell table:number-columns-repeated="1009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1037;1038;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FL - Laser Optimization II</text:p>
          </table:table-cell>
          <table:table-cell table:number-columns-repeated="1009"/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1037;1038;1039;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FL - Mining Laser Field Enhancement II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iege Warfare Links</text:p>
          </table:table-cell>
          <table:table-cell table:number-columns-repeated="1018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609;610;611;61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Active Shielding - Shield Boosters</text:p>
          </table:table-cell>
          <table:table-cell table:number-columns-repeated="1009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Active Shielding - Shield Transporters</text:p>
          </table:table-cell>
          <table:table-cell table:number-columns-repeated="1009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609;610;611;61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Active Shielding II - Shield Boosters</text:p>
          </table:table-cell>
          <table:table-cell table:number-columns-repeated="1009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Active Shielding II - Shield Transporters</text:p>
          </table:table-cell>
          <table:table-cell table:number-columns-repeated="1009"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609;610;611;61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Shield Efficiency - Shield Boosters</text:p>
          </table:table-cell>
          <table:table-cell table:number-columns-repeated="1009"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Shield Efficiency - Shield Transporters</text:p>
          </table:table-cell>
          <table:table-cell table:number-columns-repeated="1009"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609;610;611;61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Shield Efficiency II - Shield Boosters</text:p>
          </table:table-cell>
          <table:table-cell table:number-columns-repeated="1009"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WL - Shield Efficiency II - Shield Transporters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 II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 II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 II</text:p>
          </table:table-cell>
          <table:table-cell table:number-columns-repeated="1009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iWL - Shield Harmonizing II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kirmish Warfare Links</text:p>
          </table:table-cell>
          <table:table-cell table:number-columns-repeated="1018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WL - Evasive Maneuvers</text:p>
          </table:table-cell>
          <table:table-cell table:number-columns-repeated="1009"/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WL - Interdiction Maneuvers</text:p>
          </table:table-cell>
          <table:table-cell table:number-columns-repeated="1009"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WL - Rapid Deployment</text:p>
          </table:table-cell>
          <table:table-cell table:number-columns-repeated="1009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WL - Evasive Maneuvers II</text:p>
          </table:table-cell>
          <table:table-cell table:number-columns-repeated="1009"/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WL - Interdiction Maneuvers II</text:p>
          </table:table-cell>
          <table:table-cell table:number-columns-repeated="1009"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WL - Rapid Deployment II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Misc Fleet Modules</text:p>
          </table:table-cell>
          <table:table-cell table:number-columns-repeated="1018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0063">
            <text:p>100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Command Processo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FLEET SHIP EFFECT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ang Capacitor Recharge Rate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ang Armor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ang Shield HP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ang Signature Radiu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ARMOR</text:p>
          </table:table-cell>
          <table:table-cell table:number-columns-repeated="1018"/>
        </table:table-row>
        <table:table-row table:style-name="ro1">
          <table:table-cell office:value-type="float" office:value="2717">
            <text:p>2717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rmor Rig Drawback - Max Velocity Penalty</text:p>
          </table:table-cell>
          <table:table-cell table:number-columns-repeated="1009"/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EM Pump</text:p>
          </table:table-cell>
          <table:table-cell table:number-columns-repeated="1009"/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Explosive Pump</text:p>
          </table:table-cell>
          <table:table-cell table:number-columns-repeated="1009"/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Kinetic Pump</text:p>
          </table:table-cell>
          <table:table-cell table:number-columns-repeated="1009"/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Thermal Pump</text:p>
          </table:table-cell>
          <table:table-cell table:number-columns-repeated="1009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806">
            <text:p>806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string">
            <text:p>1049;1050;1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uxiliary Nano Pump</text:p>
          </table:table-cell>
          <table:table-cell table:number-columns-repeated="1009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>
            <text:p>1049;1050;105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anobot Accelerator</text:p>
          </table:table-cell>
          <table:table-cell table:number-columns-repeated="1009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emote Repair Augmentor</text:p>
          </table:table-cell>
          <table:table-cell table:number-columns-repeated="1009"/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902">
            <text:p>902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5861;308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alvage Tackle</text:p>
          </table:table-cell>
          <table:table-cell table:number-columns-repeated="1009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imark Armor Pump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ASTRONAUTIC</text:p>
          </table:table-cell>
          <table:table-cell table:number-columns-repeated="1018"/>
        </table:table-row>
        <table:table-row table:style-name="ro1">
          <table:table-cell office:value-type="float" office:value="2712">
            <text:p>2712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stronautic Rig Drawback - Armor HP Penalty</text:p>
          </table:table-cell>
          <table:table-cell table:number-columns-repeated="1009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uxiliary Thrusters</text:p>
          </table:table-cell>
          <table:table-cell table:number-columns-repeated="1009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614">
            <text:p>614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0004">
            <text:p>100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argohold Optimization</text:p>
          </table:table-cell>
          <table:table-cell table:number-columns-repeated="1009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ynamic Fuel Valve</text:p>
          </table:table-cell>
          <table:table-cell table:number-columns-repeated="1009"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ngine Thermal Shielding</text:p>
          </table:table-cell>
          <table:table-cell table:number-columns-repeated="1009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624">
            <text:p>624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281">
            <text:p>128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perspatial Velocity Optimizer</text:p>
          </table:table-cell>
          <table:table-cell table:number-columns-repeated="1009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Low Friction Nozzle Joints</text:p>
          </table:table-cell>
          <table:table-cell table:number-columns-repeated="1009"/>
        </table:table-row>
        <table:table-row table:style-name="ro1">
          <table:table-cell office:value-type="float" office:value="3727">
            <text:p>3727</text:p>
          </table:table-cell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olycarbon Engine Housing - Velocity</text:p>
          </table:table-cell>
          <table:table-cell table:number-columns-repeated="1009"/>
        </table:table-row>
        <table:table-row table:style-name="ro1">
          <table:table-cell office:value-type="float" office:value="3726">
            <text:p>3726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olycarbon Engine Housing - Inertia</text:p>
          </table:table-cell>
          <table:table-cell table:number-columns-repeated="1009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p Core Optimize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DRONE</text:p>
          </table:table-cell>
          <table:table-cell table:number-columns-repeated="1018"/>
        </table:table-row>
        <table:table-row table:style-name="ro1">
          <table:table-cell office:value-type="float" office:value="2713">
            <text:p>2713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Rig Drawback - CPU Output</text:p>
          </table:table-cell>
          <table:table-cell table:number-columns-repeated="1009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10007">
            <text:p>100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rone Control Range Augmentor</text:p>
          </table:table-cell>
          <table:table-cell table:number-columns-repeated="1009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Durability Enhancer - Shield</text:p>
          </table:table-cell>
          <table:table-cell table:number-columns-repeated="1009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Durability Enhancer - Armor</text:p>
          </table:table-cell>
          <table:table-cell table:number-columns-repeated="1009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Durability Enhancer - Hull</text:p>
          </table:table-cell>
          <table:table-cell table:number-columns-repeated="1009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Mining Augmentor</text:p>
          </table:table-cell>
          <table:table-cell table:number-columns-repeated="1009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Repair Augmentor - Shield</text:p>
          </table:table-cell>
          <table:table-cell table:number-columns-repeated="1009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Repair Augmentor - Armor</text:p>
          </table:table-cell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Scope Chip</text:p>
          </table:table-cell>
          <table:table-cell table:number-columns-repeated="1009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91">
            <text:p>591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one Speed Augmentor</text:p>
          </table:table-cell>
          <table:table-cell table:number-columns-repeated="1009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10007">
            <text:p>10007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EW Drone Range Augmentor</text:p>
          </table:table-cell>
          <table:table-cell table:number-columns-repeated="1009"/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entry Damage Augmentor</text:p>
          </table:table-cell>
          <table:table-cell table:number-columns-repeated="1009"/>
        </table:table-row>
        <table:table-row table:style-name="ro1">
          <table:table-cell office:value-type="float" office:value="4579">
            <text:p>4579</text:p>
          </table:table-cell>
          <table:table-cell office:value-type="float" office:value="1164">
            <text:p>1164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tasis Drone Augmento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ELECTRONIC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lectronic Rig Drawback - Shield Recharge Rate</text:p>
          </table:table-cell>
          <table:table-cell table:number-columns-repeated="1009"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01">
            <text:p>31201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Emission Scope Sharpener</text:p>
          </table:table-cell>
          <table:table-cell table:number-columns-repeated="1009"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07">
            <text:p>31207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Emission Scope Sharpener</text:p>
          </table:table-cell>
          <table:table-cell table:number-columns-repeated="1009"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03">
            <text:p>31203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Emission Scope Sharpener</text:p>
          </table:table-cell>
          <table:table-cell table:number-columns-repeated="1009"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09">
            <text:p>31209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Emission Scope Sharpener</text:p>
          </table:table-cell>
          <table:table-cell table:number-columns-repeated="1009"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25930">
            <text:p>25930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Emission Scope Sharpener</text:p>
          </table:table-cell>
          <table:table-cell table:number-columns-repeated="1009"/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26342">
            <text:p>26342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Emission Scope Sharpener</text:p>
          </table:table-cell>
          <table:table-cell table:number-columns-repeated="1009"/>
        </table:table-row>
        <table:table-row table:style-name="ro1">
          <table:table-cell office:value-type="float" office:value="4162">
            <text:p>4162</text:p>
          </table:table-cell>
          <table:table-cell office:value-type="float" office:value="846">
            <text:p>846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ravity Capacitor Upgrade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ce Harvester Accelerator</text:p>
          </table:table-cell>
          <table:table-cell table:number-columns-repeated="1009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432">
            <text:p>343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Liquid Cooled Electronics</text:p>
          </table:table-cell>
          <table:table-cell table:number-columns-repeated="1009"/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38">
            <text:p>31238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metic Algorithm Bank</text:p>
          </table:table-cell>
          <table:table-cell table:number-columns-repeated="1009"/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44">
            <text:p>31244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metic Algorithm Bank</text:p>
          </table:table-cell>
          <table:table-cell table:number-columns-repeated="1009"/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40">
            <text:p>31240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metic Algorithm Bank</text:p>
          </table:table-cell>
          <table:table-cell table:number-columns-repeated="1009"/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1246">
            <text:p>31246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metic Algorithm Bank</text:p>
          </table:table-cell>
          <table:table-cell table:number-columns-repeated="1009"/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25932">
            <text:p>25932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metic Algorithm Bank</text:p>
          </table:table-cell>
          <table:table-cell table:number-columns-repeated="1009"/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26346">
            <text:p>26346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metic Algorithm Bank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782">
            <text:p>782</text:p>
          </table:table-cell>
          <table:table-cell office:value-type="float" office:value="2">
            <text:p>2</text:p>
          </table:table-cell>
          <table:table-cell office:value-type="float" office:value="663">
            <text:p>66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Mercoxit Mining Crystal Optimization</text:p>
          </table:table-cell>
          <table:table-cell table:number-columns-repeated="1009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cessor Overclocking Unit</text:p>
          </table:table-cell>
          <table:table-cell table:number-columns-repeated="1009"/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01;8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ignal Disruption Amplifie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ELECTRONIC SUPERIORITY</text:p>
          </table:table-cell>
          <table:table-cell table:number-columns-repeated="1018"/>
        </table:table-row>
        <table:table-row table:style-name="ro1">
          <table:table-cell office:value-type="float" office:value="2718">
            <text:p>2718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lectronic Superiority Rig Drawback - Shield HP</text:p>
          </table:table-cell>
          <table:table-cell table:number-columns-repeated="1009"/>
        </table:table-row>
        <table:table-row table:style-name="ro1">
          <table:table-cell office:value-type="float" office:value="3591">
            <text:p>3591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verted Signal Field Projector - Max Range</text:p>
          </table:table-cell>
          <table:table-cell table:number-columns-repeated="1009"/>
        </table:table-row>
        <table:table-row table:style-name="ro1">
          <table:table-cell office:value-type="float" office:value="3586">
            <text:p>3586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verted Signal Field Projector - Scan Res</text:p>
          </table:table-cell>
          <table:table-cell table:number-columns-repeated="1009"/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onic Field Projector</text:p>
          </table:table-cell>
          <table:table-cell table:number-columns-repeated="1009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Augmentor - Grav</text:p>
          </table:table-cell>
          <table:table-cell table:number-columns-repeated="1009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Augmentor - Ladar</text:p>
          </table:table-cell>
          <table:table-cell table:number-columns-repeated="1009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Augmentor - Mag</text:p>
          </table:table-cell>
          <table:table-cell table:number-columns-repeated="1009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Augmentor - Radar</text:p>
          </table:table-cell>
          <table:table-cell table:number-columns-repeated="1009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201;208;291;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Projector – RSD Max Range</text:p>
          </table:table-cell>
          <table:table-cell table:number-columns-repeated="1009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201;208;291;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Projector – TP Max Range</text:p>
          </table:table-cell>
          <table:table-cell table:number-columns-repeated="1009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201;208;291;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Projector – TD Max Range</text:p>
          </table:table-cell>
          <table:table-cell table:number-columns-repeated="1009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201;208;291;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Projector – EW Max Range</text:p>
          </table:table-cell>
          <table:table-cell table:number-columns-repeated="1009"/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201;208;291;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rticle Dispersion Projector – ECM Burst Range</text:p>
          </table:table-cell>
          <table:table-cell table:number-columns-repeated="1009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47;48;4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ignal Focusing Kit</text:p>
          </table:table-cell>
          <table:table-cell table:number-columns-repeated="1009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argeting System Subcontroller</text:p>
          </table:table-cell>
          <table:table-cell table:number-columns-repeated="1009"/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619">
            <text:p>619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argeting Systems Stabiizer</text:p>
          </table:table-cell>
          <table:table-cell table:number-columns-repeated="1009"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Diagnostic Subroutines</text:p>
          </table:table-cell>
          <table:table-cell table:number-columns-repeated="1009"/>
        </table:table-row>
        <table:table-row table:style-name="ro1">
          <table:table-cell office:value-type="float" office:value="3561">
            <text:p>3561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racking Diagnostic Subroutine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ENERGY GRID</text:p>
          </table:table-cell>
          <table:table-cell table:number-columns-repeated="1018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ncilliary Current Router</text:p>
          </table:table-cell>
          <table:table-cell table:number-columns-repeated="1009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apacitor Control Circuit</text:p>
          </table:table-cell>
          <table:table-cell table:number-columns-repeated="1009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67;7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gress Port Maximizer</text:p>
          </table:table-cell>
          <table:table-cell table:number-columns-repeated="1009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43;61;766;767;768;76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owergrid Subroutine Maximizer</text:p>
          </table:table-cell>
          <table:table-cell table:number-columns-repeated="1009"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1079">
            <text:p>1079</text:p>
          </table:table-cell>
          <table:table-cell office:value-type="float" office:value="2">
            <text:p>2</text:p>
          </table:table-cell>
          <table:table-cell office:value-type="float" office:value="781">
            <text:p>781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emiconductor Memory Cell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ENERGY WEAPON</text:p>
          </table:table-cell>
          <table:table-cell table:number-columns-repeated="1018"/>
        </table:table-row>
        <table:table-row table:style-name="ro1">
          <table:table-cell office:value-type="float" office:value="2706">
            <text:p>2706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nergy Weapon Rig Drawback - PG Penalty</text:p>
          </table:table-cell>
          <table:table-cell table:number-columns-repeated="1009"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lgid Energy Administrations Unit</text:p>
          </table:table-cell>
          <table:table-cell table:number-columns-repeated="1009"/>
        </table:table-row>
        <table:table-row table:style-name="ro1">
          <table:table-cell office:value-type="float" office:value="2693">
            <text:p>2693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nergy Ambit Extension</text:p>
          </table:table-cell>
          <table:table-cell table:number-columns-repeated="1009"/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10011">
            <text:p>1001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nergy Burst Aerator</text:p>
          </table:table-cell>
          <table:table-cell table:number-columns-repeated="1009"/>
        </table:table-row>
        <table:table-row table:style-name="ro1">
          <table:table-cell office:value-type="float" office:value="2803">
            <text:p>280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10014">
            <text:p>1001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Energy Collision Accelerator</text:p>
          </table:table-cell>
          <table:table-cell table:number-columns-repeated="1009"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nergy Discharge Elutriation</text:p>
          </table:table-cell>
          <table:table-cell table:number-columns-repeated="1009"/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nergy Locus Coordinator</text:p>
          </table:table-cell>
          <table:table-cell table:number-columns-repeated="1009"/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Energy Metastasis Adjuste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HYBRID WEAPON</text:p>
          </table:table-cell>
          <table:table-cell table:number-columns-repeated="1018"/>
        </table:table-row>
        <table:table-row table:style-name="ro1">
          <table:table-cell office:value-type="float" office:value="2707">
            <text:p>2707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brid Weapon Rig Drawback - PG Penalty</text:p>
          </table:table-cell>
          <table:table-cell table:number-columns-repeated="1009"/>
        </table:table-row>
        <table:table-row table:style-name="ro1">
          <table:table-cell office:value-type="float" office:value="2691">
            <text:p>2691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lgid Hybrid Administrations Unit</text:p>
          </table:table-cell>
          <table:table-cell table:number-columns-repeated="1009"/>
        </table:table-row>
        <table:table-row table:style-name="ro1">
          <table:table-cell office:value-type="float" office:value="2694">
            <text:p>2694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brid Ambit Extension</text:p>
          </table:table-cell>
          <table:table-cell table:number-columns-repeated="1009"/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012">
            <text:p>1001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brid Burst Aerator</text:p>
          </table:table-cell>
          <table:table-cell table:number-columns-repeated="1009"/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015">
            <text:p>1001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Hybrid Collision Accelerator</text:p>
          </table:table-cell>
          <table:table-cell table:number-columns-repeated="1009"/>
        </table:table-row>
        <table:table-row table:style-name="ro1">
          <table:table-cell office:value-type="float" office:value="2689">
            <text:p>2689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brid Discharge Elutriation</text:p>
          </table:table-cell>
          <table:table-cell table:number-columns-repeated="1009"/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brid Locus Coordinator</text:p>
          </table:table-cell>
          <table:table-cell table:number-columns-repeated="1009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Hybrid Metastasis Adjuste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LAUNCHER</text:p>
          </table:table-cell>
          <table:table-cell table:number-columns-repeated="1018"/>
        </table:table-row>
        <table:table-row table:style-name="ro1">
          <table:table-cell office:value-type="float" office:value="2714">
            <text:p>2714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511;524;506;510;771;507;508;50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Launcher Rig Drawback - CPU Penalty</text:p>
          </table:table-cell>
          <table:table-cell table:number-columns-repeated="1009"/>
        </table:table-row>
        <table:table-row table:style-name="ro1">
          <table:table-cell office:value-type="float" office:value="2799">
            <text:p>2799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24;506;510;771;507;508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Bay Loading Accelerator</text:p>
          </table:table-cell>
          <table:table-cell table:number-columns-repeated="1009"/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476;386;88;396;395;394;385;384;387;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ydraulic Bay Thrusters</text:p>
          </table:table-cell>
          <table:table-cell table:number-columns-repeated="1009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557">
            <text:p>557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654;656;655;653;648;657;772;476;386;88;396;395;394;385;384;387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ocket Fuel Cache Partition</text:p>
          </table:table-cell>
          <table:table-cell table:number-columns-repeated="1009"/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476;386;88;396;395;394;385;384;387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head Calefaction Catalyst</text:p>
          </table:table-cell>
          <table:table-cell table:number-columns-repeated="1009"/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476;386;88;396;395;394;385;384;387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head Calefaction Catalyst</text:p>
          </table:table-cell>
          <table:table-cell table:number-columns-repeated="1009"/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476;386;88;396;395;394;385;384;387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head Calefaction Catalyst</text:p>
          </table:table-cell>
          <table:table-cell table:number-columns-repeated="1009"/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476;386;88;396;395;394;385;384;387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head Calefaction Catalyst</text:p>
          </table:table-cell>
          <table:table-cell table:number-columns-repeated="1009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847">
            <text:p>847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654;656;655;653;648;657;772;476;386;88;396;395;394;385;384;387;8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head Flare Catalyst</text:p>
          </table:table-cell>
          <table:table-cell table:number-columns-repeated="1009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848">
            <text:p>848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string">
            <text:p>656;655;653;386;396;395;394;385;38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arhead Rigor Catalyst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PROJECTILE WEAPON</text:p>
          </table:table-cell>
          <table:table-cell table:number-columns-repeated="1018"/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jectile Weapon Rig Drawback - PG Penalty</text:p>
          </table:table-cell>
          <table:table-cell table:number-columns-repeated="1009"/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jectile Ambit Extension</text:p>
          </table:table-cell>
          <table:table-cell table:number-columns-repeated="1009"/>
        </table:table-row>
        <table:table-row table:style-name="ro1">
          <table:table-cell office:value-type="float" office:value="2797">
            <text:p>2797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10013">
            <text:p>1001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jectile Burst Aerator</text:p>
          </table:table-cell>
          <table:table-cell table:number-columns-repeated="1009"/>
        </table:table-row>
        <table:table-row table:style-name="ro1">
          <table:table-cell office:value-type="float" office:value="2798">
            <text:p>279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10016">
            <text:p>1001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rojectile Collision Accelerato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jectile Discharge Elutriation</text:p>
          </table:table-cell>
          <table:table-cell table:number-columns-repeated="1009"/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rojectile Locus Coordinator</text:p>
          </table:table-cell>
          <table:table-cell table:number-columns-repeated="1009"/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Projectile Metastasis Adjuste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RIGS - SHIELD</text:p>
          </table:table-cell>
          <table:table-cell table:number-columns-repeated="1018"/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hield Rig Drawback - Sig Radius Penalty</text:p>
          </table:table-cell>
          <table:table-cell table:number-columns-repeated="1009"/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EM Screen Reinforcer</text:p>
          </table:table-cell>
          <table:table-cell table:number-columns-repeated="1009"/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Explosive Screen Reinforcer</text:p>
          </table:table-cell>
          <table:table-cell table:number-columns-repeated="1009"/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Kinetic Screen Reinforcer</text:p>
          </table:table-cell>
          <table:table-cell table:number-columns-repeated="1009"/>
        </table:table-row>
        <table:table-row table:style-name="ro1">
          <table:table-cell office:value-type="float" office:value="2795">
            <text:p>2795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nti-Thermal Screen Reinforcer</text:p>
          </table:table-cell>
          <table:table-cell table:number-columns-repeated="100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51">
            <text:p>851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16">
            <text:p>341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ore Defence Capacitor Safeguard</text:p>
          </table:table-cell>
          <table:table-cell table:number-columns-repeated="1009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425">
            <text:p>342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ore Defence Charge Economizer</text:p>
          </table:table-cell>
          <table:table-cell table:number-columns-repeated="1009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ore Defence Field Extender</text:p>
          </table:table-cell>
          <table:table-cell table:number-columns-repeated="1009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ore Defence Field Purger</text:p>
          </table:table-cell>
          <table:table-cell table:number-columns-repeated="1009"/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Core Defence Operational Solidifer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SUBSYSTEMS</text:p>
          </table:table-cell>
          <table:table-cell table:number-columns-repeated="1018"/>
        </table:table-row>
        <table:table-row table:style-name="ro1">
          <table:table-cell office:value-type="float" office:value="3782">
            <text:p>378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PG Output</text:p>
          </table:table-cell>
          <table:table-cell table:number-columns-repeated="1009"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ax Velocity</text:p>
          </table:table-cell>
          <table:table-cell table:number-columns-repeated="1009"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CPU Output</text:p>
          </table:table-cell>
          <table:table-cell table:number-columns-repeated="1009"/>
        </table:table-row>
        <table:table-row table:style-name="ro1">
          <table:table-cell office:value-type="float" office:value="3853">
            <text:p>385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Capacitor Recharge</text:p>
          </table:table-cell>
          <table:table-cell table:number-columns-repeated="1009"/>
        </table:table-row>
        <table:table-row table:style-name="ro1">
          <table:table-cell office:value-type="float" office:value="4281">
            <text:p>428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Inertia</text:p>
          </table:table-cell>
          <table:table-cell table:number-columns-repeated="1009"/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ax Targeting Range</text:p>
          </table:table-cell>
          <table:table-cell table:number-columns-repeated="1009"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Radar Sensor Strength</text:p>
          </table:table-cell>
          <table:table-cell table:number-columns-repeated="1009"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adar Sensor Strength</text:p>
          </table:table-cell>
          <table:table-cell table:number-columns-repeated="1009"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ag Sensor Strength</text:p>
          </table:table-cell>
          <table:table-cell table:number-columns-repeated="1009"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Grav Sensor Strength</text:p>
          </table:table-cell>
          <table:table-cell table:number-columns-repeated="1009"/>
        </table:table-row>
        <table:table-row table:style-name="ro1">
          <table:table-cell office:value-type="float" office:value="3831">
            <text:p>383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hield Capacity</text:p>
          </table:table-cell>
          <table:table-cell table:number-columns-repeated="1009"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rone Capacity</text:p>
          </table:table-cell>
          <table:table-cell table:number-columns-repeated="1009"/>
        </table:table-row>
        <table:table-row table:style-name="ro1">
          <table:table-cell office:value-type="float" office:value="3856">
            <text:p>3856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hield Recharge</text:p>
          </table:table-cell>
          <table:table-cell table:number-columns-repeated="1009"/>
        </table:table-row>
        <table:table-row table:style-name="ro1">
          <table:table-cell office:value-type="float" office:value="3811">
            <text:p>3811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Capacitor Capacity</text:p>
          </table:table-cell>
          <table:table-cell table:number-columns-repeated="1009"/>
        </table:table-row>
        <table:table-row table:style-name="ro1">
          <table:table-cell office:value-type="float" office:value="4409">
            <text:p>4409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Signature Radius</text:p>
          </table:table-cell>
          <table:table-cell table:number-columns-repeated="1009"/>
        </table:table-row>
        <table:table-row table:style-name="ro1">
          <table:table-cell office:value-type="float" office:value="3809">
            <text:p>3809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can Resolution</text:p>
          </table:table-cell>
          <table:table-cell table:number-columns-repeated="1009"/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1159">
            <text:p>115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Armor HP Bonus</text:p>
          </table:table-cell>
          <table:table-cell table:number-columns-repeated="1009"/>
        </table:table-row>
        <table:table-row table:style-name="ro1">
          <table:table-cell office:value-type="float" office:value="3797">
            <text:p>3797</text:p>
          </table:table-cell>
          <table:table-cell office:value-type="float" office:value="1271">
            <text:p>127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271">
            <text:p>1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rone Bandwidth</text:p>
          </table:table-cell>
          <table:table-cell table:number-columns-repeated="1009"/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1368">
            <text:p>136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Turret Slot Modifier</text:p>
          </table:table-cell>
          <table:table-cell table:number-columns-repeated="1009"/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1369">
            <text:p>136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auncher Slot Modifier</text:p>
          </table:table-cell>
          <table:table-cell table:number-columns-repeated="1009"/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1374">
            <text:p>137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Hi Slot Modifier</text:p>
          </table:table-cell>
          <table:table-cell table:number-columns-repeated="1009"/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1375">
            <text:p>137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id Slot Modifier</text:p>
          </table:table-cell>
          <table:table-cell table:number-columns-repeated="1009"/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1376">
            <text:p>1376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ow Slot Modifier</text:p>
          </table:table-cell>
          <table:table-cell table:number-columns-repeated="1009"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1418">
            <text:p>14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Armor EM Resist</text:p>
          </table:table-cell>
          <table:table-cell table:number-columns-repeated="1009"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1419">
            <text:p>141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Armor Thermal Resist</text:p>
          </table:table-cell>
          <table:table-cell table:number-columns-repeated="1009"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1420">
            <text:p>142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Armor Kinetic Resist</text:p>
          </table:table-cell>
          <table:table-cell table:number-columns-repeated="1009"/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1421">
            <text:p>142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Armor Explosive Resist</text:p>
          </table:table-cell>
          <table:table-cell table:number-columns-repeated="1009"/>
        </table:table-row>
        <table:table-row table:style-name="ro1">
          <table:table-cell office:value-type="float" office:value="4247">
            <text:p>4247</text:p>
          </table:table-cell>
          <table:table-cell office:value-type="float" office:value="1422">
            <text:p>142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hield Explosive Resist</text:p>
          </table:table-cell>
          <table:table-cell table:number-columns-repeated="1009"/>
        </table:table-row>
        <table:table-row table:style-name="ro1">
          <table:table-cell office:value-type="float" office:value="4247">
            <text:p>4247</text:p>
          </table:table-cell>
          <table:table-cell office:value-type="float" office:value="1423">
            <text:p>142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hield EM Resist</text:p>
          </table:table-cell>
          <table:table-cell table:number-columns-repeated="1009"/>
        </table:table-row>
        <table:table-row table:style-name="ro1">
          <table:table-cell office:value-type="float" office:value="4247">
            <text:p>4247</text:p>
          </table:table-cell>
          <table:table-cell office:value-type="float" office:value="1424">
            <text:p>142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hield Kinetic Resist</text:p>
          </table:table-cell>
          <table:table-cell table:number-columns-repeated="1009"/>
        </table:table-row>
        <table:table-row table:style-name="ro1">
          <table:table-cell office:value-type="float" office:value="4247">
            <text:p>4247</text:p>
          </table:table-cell>
          <table:table-cell office:value-type="float" office:value="1425">
            <text:p>142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hield Thermal Resist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2">
            <text:p>1000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002">
            <text:p>100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ass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4">
            <text:p>1000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004">
            <text:p>100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Cargo Capacity</text:p>
          </table:table-cell>
          <table:table-cell table:number-columns-repeated="1009"/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1034">
            <text:p>103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Cloak Reactivation Delay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 ENVIRONMENT</text:p>
          </table:table-cell>
          <table:table-cell table:number-columns-repeated="1018"/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hield HP Bonus - Ship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#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hield HP Bonus - Extenders</text:p>
          </table:table-cell>
          <table:table-cell table:number-columns-repeated="1009"/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Inertia Modifer</text:p>
          </table:table-cell>
          <table:table-cell table:number-columns-repeated="1009"/>
        </table:table-row>
        <table:table-row table:style-name="ro1">
          <table:table-cell office:value-type="float" office:value="3993">
            <text:p>3993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argeting Range Bonus</text:p>
          </table:table-cell>
          <table:table-cell table:number-columns-repeated="1009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ax Range Multiplier</text:p>
          </table:table-cell>
          <table:table-cell table:number-columns-repeated="1009"/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53;55;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racking Speed Multiplier</text:p>
          </table:table-cell>
          <table:table-cell table:number-columns-repeated="1009"/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53;55;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Falloff Modifer</text:p>
          </table:table-cell>
          <table:table-cell table:number-columns-repeated="1009"/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ignature Penalty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54">
            <text:p>55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ignature Penalty - Ammo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65">
            <text:p>1465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EM Resistance Bonu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66">
            <text:p>146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Kin Resistance Bonu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67">
            <text:p>1467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Therm Resistance Bonu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68">
            <text:p>146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Exp Resistance Bonus</text:p>
          </table:table-cell>
          <table:table-cell table:number-columns-repeated="1009"/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1465">
            <text:p>1465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EM Resistance Bonus</text:p>
          </table:table-cell>
          <table:table-cell table:number-columns-repeated="1009"/>
        </table:table-row>
        <table:table-row table:style-name="ro1">
          <table:table-cell office:value-type="float" office:value="3998">
            <text:p>3998</text:p>
          </table:table-cell>
          <table:table-cell office:value-type="float" office:value="1466">
            <text:p>146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Kin Resistance Bonus</text:p>
          </table:table-cell>
          <table:table-cell table:number-columns-repeated="1009"/>
        </table:table-row>
        <table:table-row table:style-name="ro1">
          <table:table-cell office:value-type="float" office:value="3999">
            <text:p>3999</text:p>
          </table:table-cell>
          <table:table-cell office:value-type="float" office:value="1467">
            <text:p>1467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Therm Resistance Bonus</text:p>
          </table:table-cell>
          <table:table-cell table:number-columns-repeated="1009"/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1468">
            <text:p>146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rmor Exp Resistance Bonus</text:p>
          </table:table-cell>
          <table:table-cell table:number-columns-repeated="1009"/>
        </table:table-row>
        <table:table-row table:style-name="ro1">
          <table:table-cell office:value-type="float" office:value="4002">
            <text:p>4002</text:p>
          </table:table-cell>
          <table:table-cell office:value-type="float" office:value="1469">
            <text:p>1469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issile Velocity Multiplier</text:p>
          </table:table-cell>
          <table:table-cell table:number-columns-repeated="1009"/>
        </table:table-row>
        <table:table-row table:style-name="ro1">
          <table:table-cell office:value-type="float" office:value="4003">
            <text:p>4003</text:p>
          </table:table-cell>
          <table:table-cell office:value-type="float" office:value="1470">
            <text:p>1470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aximum Velocity Multiplier</text:p>
          </table:table-cell>
          <table:table-cell table:number-columns-repeated="1009"/>
        </table:table-row>
        <table:table-row table:style-name="ro1">
          <table:table-cell office:value-type="float" office:value="4005">
            <text:p>4005</text:p>
          </table:table-cell>
          <table:table-cell office:value-type="float" office:value="1472">
            <text:p>1472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0007">
            <text:p>100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rone Control Range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Grav Strength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Ladar Strength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ag Strength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Radar Strength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arget Painter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8">
            <text:p>147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ampening Range Reduction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can Resolution Reduction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racking Penalty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Optimal Range Penalty Multiplier</text:p>
          </table:table-cell>
          <table:table-cell table:number-columns-repeated="1009"/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1482">
            <text:p>1482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53;55;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amage Multiplier Multiplier</text:p>
          </table:table-cell>
          <table:table-cell table:number-columns-repeated="1009"/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1483">
            <text:p>148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AOE Velocity Multiplier</text:p>
          </table:table-cell>
          <table:table-cell table:number-columns-repeated="1009"/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1484">
            <text:p>1484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Drone Velocity Multiplier</text:p>
          </table:table-cell>
          <table:table-cell table:number-columns-repeated="1009"/>
        </table:table-row>
        <table:table-row table:style-name="ro1">
          <table:table-cell office:value-type="float" office:value="4033">
            <text:p>4033</text:p>
          </table:table-cell>
          <table:table-cell office:value-type="float" office:value="1485">
            <text:p>1485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Heat Damage Multiplier</text:p>
          </table:table-cell>
          <table:table-cell table:number-columns-repeated="1009"/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1486">
            <text:p>14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205">
            <text:p>1205</text:p>
          </table:table-cell>
          <table:table-cell office:value-type="float" office:value="7">
            <text:p>7</text:p>
          </table:table-cell>
          <table:table-cell office:value-type="float" office:value="1205">
            <text:p>120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Overload RoF Bonus Multiplier</text:p>
          </table:table-cell>
          <table:table-cell table:number-columns-repeated="1009"/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1487">
            <text:p>1487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rtbomb Range Multiplier</text:p>
          </table:table-cell>
          <table:table-cell table:number-columns-repeated="1009"/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1488">
            <text:p>148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rtbomb Damage Multiplier</text:p>
          </table:table-cell>
          <table:table-cell table:number-columns-repeated="1009"/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1488">
            <text:p>148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rtbomb Damage Multiplier</text:p>
          </table:table-cell>
          <table:table-cell table:number-columns-repeated="1009"/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1488">
            <text:p>148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rtbomb Damage Multiplier</text:p>
          </table:table-cell>
          <table:table-cell table:number-columns-repeated="1009"/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1488">
            <text:p>148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rtbomb Damage Multiplier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89">
            <text:p>1489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Shield EM Resist Bonu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90">
            <text:p>1490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Shield Exp Resist Bonu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91">
            <text:p>1491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Shield Kin Resist Bonu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492">
            <text:p>1492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Shield Therm Resist Bonus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ll Hybrid Weapon Damage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ll Energy Weapon Damage Multiplier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mall Projectile Weapon Damage Multiplier</text:p>
          </table:table-cell>
          <table:table-cell table:number-columns-repeated="1009"/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Light - EM</text:p>
          </table:table-cell>
          <table:table-cell table:number-columns-repeated="1009"/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Light - Explosive</text:p>
          </table:table-cell>
          <table:table-cell table:number-columns-repeated="1009"/>
        </table:table-row>
        <table:table-row table:style-name="ro1">
          <table:table-cell office:value-type="float" office:value="4691">
            <text:p>4691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Light - Kinetic</text:p>
          </table:table-cell>
          <table:table-cell table:number-columns-repeated="1009"/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Light - Thermal</text:p>
          </table:table-cell>
          <table:table-cell table:number-columns-repeated="1009"/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Rocket - EM</text:p>
          </table:table-cell>
          <table:table-cell table:number-columns-repeated="1009"/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Rocket - Explosive</text:p>
          </table:table-cell>
          <table:table-cell table:number-columns-repeated="1009"/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Rocket - Kinetic</text:p>
          </table:table-cell>
          <table:table-cell table:number-columns-repeated="1009"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1493">
            <text:p>1493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Wolf Rayet Missile Damage - Rocket - Thermal</text:p>
          </table:table-cell>
          <table:table-cell table:number-columns-repeated="10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;568;572;575;5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edium Weapon Damage Multiplier</text:p>
          </table:table-cell>
          <table:table-cell table:number-columns-repeated="1009"/>
        </table:table-row>
        <table:table-row table:style-name="ro1">
          <table:table-cell office:value-type="float" office:value="4086">
            <text:p>4086</text:p>
          </table:table-cell>
          <table:table-cell office:value-type="float" office:value="1495">
            <text:p>1495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Repair Amount Multiplier</text:p>
          </table:table-cell>
          <table:table-cell table:number-columns-repeated="1009"/>
        </table:table-row>
        <table:table-row table:style-name="ro1">
          <table:table-cell office:value-type="float" office:value="4087">
            <text:p>4087</text:p>
          </table:table-cell>
          <table:table-cell office:value-type="float" office:value="1496">
            <text:p>149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hield Repair Amount Multiplier</text:p>
          </table:table-cell>
          <table:table-cell table:number-columns-repeated="1009"/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1497">
            <text:p>1497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Shield Transfer Amount Multiplier</text:p>
          </table:table-cell>
          <table:table-cell table:number-columns-repeated="1009"/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498">
            <text:p>1498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Remote Repair Amount Multiplier</text:p>
          </table:table-cell>
          <table:table-cell table:number-columns-repeated="1009"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1499">
            <text:p>1499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Capacitor Capacity Multiplier</text:p>
          </table:table-cell>
          <table:table-cell table:number-columns-repeated="1009"/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Capacitor Recharge Multiplier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0014">
            <text:p>1001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Laser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0015">
            <text:p>1001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Hybrid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0016">
            <text:p>1001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Projectile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EM Missile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Explosive Missile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Kinetic Missile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;10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Thermal Missiles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EM Smartbomb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Explosive Smartbomb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Kinetic Smartbomb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Thermal Smartbomb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EM Drone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Explosive Drone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Kinetic Drone</text:p>
          </table:table-cell>
          <table:table-cell table:number-columns-repeated="1009"/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ncursion Damage Reduction - Thermal Drone</text:p>
          </table:table-cell>
          <table:table-cell table:number-columns-repeated="1009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#MISSING ENVIRONMENT EFFECTS</text:p>
          </table:table-cell>
          <table:table-cell table:number-columns-repeated="1018"/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309">
            <text:p>309</text:p>
          </table:table-cell>
          <table:table-cell table:number-columns-repeated="1018"/>
        </table:table-row>
        <table:table-row table:style-name="ro1">
          <table:table-cell office:value-type="float" office:value="3795">
            <text:p>3795</text:p>
          </table:table-cell>
          <table:table-cell office:value-type="float" office:value="66">
            <text:p>66</text:p>
          </table:table-cell>
          <table:table-cell table:number-columns-repeated="1018"/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306">
            <text:p>306</text:p>
          </table:table-cell>
          <table:table-cell table:number-columns-repeated="1018"/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797">
            <text:p>797</text:p>
          </table:table-cell>
          <table:table-cell table:number-columns-repeated="1018"/>
        </table:table-row>
        <table:table-row table:style-name="ro1">
          <table:table-cell office:value-type="float" office:value="4034">
            <text:p>4034</text:p>
          </table:table-cell>
          <table:table-cell table:number-columns-repeated="9"/>
          <table:table-cell office:value-type="string">
            <text:p>Overload Armor</text:p>
          </table:table-cell>
          <table:table-cell table:number-columns-repeated="1009"/>
        </table:table-row>
        <table:table-row table:style-name="ro1">
          <table:table-cell office:value-type="float" office:value="4035">
            <text:p>4035</text:p>
          </table:table-cell>
          <table:table-cell table:number-columns-repeated="9"/>
          <table:table-cell office:value-type="string">
            <text:p>Overload Damage Monitor</text:p>
          </table:table-cell>
          <table:table-cell table:number-columns-repeated="1009"/>
        </table:table-row>
        <table:table-row table:style-name="ro1">
          <table:table-cell office:value-type="float" office:value="4036">
            <text:p>4036</text:p>
          </table:table-cell>
          <table:table-cell table:number-columns-repeated="9"/>
          <table:table-cell office:value-type="string">
            <text:p>Overload Duration Bonus</text:p>
          </table:table-cell>
          <table:table-cell table:number-columns-repeated="1009"/>
        </table:table-row>
        <table:table-row table:style-name="ro1">
          <table:table-cell office:value-type="float" office:value="4037">
            <text:p>4037</text:p>
          </table:table-cell>
          <table:table-cell table:number-columns-repeated="9"/>
          <table:table-cell office:value-type="string">
            <text:p>Overload ECCM Strength</text:p>
          </table:table-cell>
          <table:table-cell table:number-columns-repeated="1009"/>
        </table:table-row>
        <table:table-row table:style-name="ro1">
          <table:table-cell office:value-type="float" office:value="4038">
            <text:p>4038</text:p>
          </table:table-cell>
          <table:table-cell table:number-columns-repeated="9"/>
          <table:table-cell office:value-type="string">
            <text:p>Overload ECM Strength</text:p>
          </table:table-cell>
          <table:table-cell table:number-columns-repeated="1009"/>
        </table:table-row>
        <table:table-row table:style-name="ro1">
          <table:table-cell office:value-type="float" office:value="4039">
            <text:p>4039</text:p>
          </table:table-cell>
          <table:table-cell table:number-columns-repeated="9"/>
          <table:table-cell office:value-type="string">
            <text:p>Overload Hardening</text:p>
          </table:table-cell>
          <table:table-cell table:number-columns-repeated="1009"/>
        </table:table-row>
        <table:table-row table:style-name="ro1">
          <table:table-cell office:value-type="float" office:value="4040">
            <text:p>4040</text:p>
          </table:table-cell>
          <table:table-cell table:number-columns-repeated="9"/>
          <table:table-cell office:value-type="string">
            <text:p>Overload Range</text:p>
          </table:table-cell>
          <table:table-cell table:number-columns-repeated="1009"/>
        </table:table-row>
        <table:table-row table:style-name="ro1">
          <table:table-cell office:value-type="float" office:value="4042">
            <text:p>4042</text:p>
          </table:table-cell>
          <table:table-cell table:number-columns-repeated="9"/>
          <table:table-cell office:value-type="string">
            <text:p>Overload Self Duration</text:p>
          </table:table-cell>
          <table:table-cell table:number-columns-repeated="1009"/>
        </table:table-row>
        <table:table-row table:style-name="ro1">
          <table:table-cell office:value-type="float" office:value="4043">
            <text:p>4043</text:p>
          </table:table-cell>
          <table:table-cell table:number-columns-repeated="9"/>
          <table:table-cell office:value-type="string">
            <text:p>Overload Shield Bonus</text:p>
          </table:table-cell>
          <table:table-cell table:number-columns-repeated="1009"/>
        </table:table-row>
        <table:table-row table:style-name="ro1">
          <table:table-cell office:value-type="float" office:value="4044">
            <text:p>4044</text:p>
          </table:table-cell>
          <table:table-cell table:number-columns-repeated="9"/>
          <table:table-cell office:value-type="string">
            <text:p>Overload Speed Factor</text:p>
          </table:table-cell>
          <table:table-cell table:number-columns-repeated="1009"/>
        </table:table-row>
        <table:table-row table:style-name="ro1" table:number-rows-repeated="104777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 style:data-style-name="N2" text:time-value="0000-00-00T22:40:41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date>2013-08-04T22:44:21.83</dc:date>
    <meta:editing-duration>PT7H42M33S</meta:editing-duration>
    <meta:editing-cycles>29</meta:editing-cycles>
    <meta:document-statistic meta:table-count="1" meta:cell-count="7562" meta:object-count="0"/>
  </office:meta>
</office:document-meta>
</file>